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9" calcext:value-type="float">
            <text:p>159</text:p>
          </table:table-cell>
          <table:table-cell table:style-name="ce7" table:formula="of:=COUNTIF([.B7:.B199];&quot;X&quot;)" office:value-type="float" office:value="135" calcext:value-type="float">
            <text:p>135</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7" calcext:value-type="float">
            <text:p>1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3" table:number-rows-repeated="3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20:06:00.1684444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0T20:07:06.820633380</dc:date>
    <meta:editing-duration>PT9H42M4S</meta:editing-duration>
    <meta:editing-cycles>182</meta:editing-cycles>
    <meta:document-statistic meta:table-count="1" meta:cell-count="935" meta:object-count="0"/>
  </office:meta>
</office:document-meta>
</file>